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T1" style:family="text">
      <style:text-properties fo:language="sv" fo:country="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P1"/>
      <text:p text:style-name="P1">Last week.</text:p>
      <text:p text:style-name="P5"/>
      <text:p text:style-name="P2"/>
      <text:p text:style-name="Standard">Lore page (Under construction. Needs: design <text:s/>) Rethink some timelines</text:p>
      <text:p text:style-name="Standard"/>
      <text:p text:style-name="Standard">End screen statistics. Try introduction design. </text:p>
      <text:p text:style-name="Standard"/>
      <text:p text:style-name="Standard"/>
      <text:p text:style-name="Standard"><text:span text:style-name="T1">make drills affect something. Either Saves garsch, or it steels crew when it would normally retrea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7:32:03.14</meta:creation-date>
    <meta:editing-duration>P3DT17H49M59S</meta:editing-duration>
    <meta:editing-cycles>61</meta:editing-cycles>
    <meta:generator>OpenOffice/4.1.3$Win32 OpenOffice.org_project/413m1$Build-9783</meta:generator>
    <dc:date>2017-08-28T22:26:59.78</dc:date>
    <meta:document-statistic meta:table-count="0" meta:image-count="0" meta:object-count="0" meta:page-count="1" meta:paragraph-count="5" meta:word-count="39" meta:character-count="264"/>
  </office:meta>
</office:document-meta>
</file>